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weight="normal" fo:background-color="transparent" style:font-weight-asian="normal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weight="bold" fo:background-color="transparent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ZIONE</text:h>
      <text:p text:style-name="P2"/>
      <text:p text:style-name="P1">La disponibilità di energia è un presupposto fondamentale per lo sviluppo di un Paese.</text:p>
      <text:p text:style-name="P1">Sin dall'inizio della Rivoluzione Industriale, il consumo di energia nel mondo è cresciuto ad un ritmo sostenuto.</text:p>
      <text:p text:style-name="P1">Secondo stime dell' United States Department of Energy, nel 2004 il consumo mondiale medio totale di energia dell'umanità era pari a 15 TW di cui l'86% derivava da combustibili fossili come carbone (3,8 TW), petrolio (5,6 TW) e gas naturale (3,5 TW) e la restante parte da fonti di energia alternativa, ovvero energia nucleare (0,9 TW) ed energie rinnovabili (0,13 TW) cioè dal settore <text:s/>idroelettrico, eolico, solare, geotermico e da biomasse. </text:p>
      <text:p text:style-name="P1">La forte concentrazione di riserve di gas e petrolio in poche aree geografiche, spesso a rischio, le problematiche legate all'uso delle fonti fossili e il conseguente innalzamento dei prezzi delle materie prime energetiche, hanno richiamato l'attenzione sulla tematica della sicurezza degli approvvigionamenti e quindi sulla produzione di energia da fonti rinnovabili.</text:p>
      <text:p text:style-name="P1">Un altro problema fondamentale legato alla questione energetica è il surriscaldamento globale.</text:p>
      <text:p text:style-name="P1">La comunità scientifica internazionale è unanime nel riconoscere che la causa di questo fenomeno è l'immissione in atmosfera di gas serra come anidride carbonica (CO<text:span text:style-name="T1">2</text:span><text:span text:style-name="T2">), ossido d'azoto (N</text:span><text:span text:style-name="T1">2</text:span><text:span text:style-name="T2">O) e metano (CH</text:span><text:span text:style-name="T1">4</text:span><text:span text:style-name="T2">)</text:span> prodotti soprattutto dalla combustione di ingenti quantità di combustibili fossili.</text:p>
      <text:p text:style-name="P1"/>
      <text:p text:style-name="P1">I paesi della Comunità Europea, per rispondere alla duplice esigenza di mitigare i processi di cambiamento climatico e di reperire e assicurare risorse energetiche necessarie per la crescita e lo sviluppo, stanno modificando la propria strategia, perseguendo due principali obiettivi: la riduzione della domanda di energia e un maggior utilizzo di fonti di energia rinnovabili, tra cui le biomasse.</text:p>
      <text:p text:style-name="P1"/>
      <text:p text:style-name="P1">La biomassa è la forma più comune di energia rinnovabile e ha sempre rappresentato la principale risorsa di energia per l'umanità in quanto composta da piante arboree, erbacee, acquatiche e da materiale organico ottenuto dagli scarti dell'attività agricola e dell'industria <text:s/>agro-alimentare.</text:p>
      <text:p text:style-name="P1">La biomassa può essere considerata come materiale organico in cui, tramite il processo di fotosintesi, viene immagazzinata energia sotto forma di legami chimici che connettono molecole adiacenti di carbonio, idrogeno e ossigeno.</text:p>
      <text:p text:style-name="P1">Se sottoponiamo qualsiasi tipo di biomassa a combustione, digestione o decomposizione si ha la rottura di questi legami chimici e il rilascio di energia.</text:p>
      <text:p text:style-name="P1">Il valore di una particolare specie di biomassa dipende dalle proprietà chimiche e fisiche delle molecole di cui è composta. Tra le diverse tipologie di colture per la produzione di bioenergia <text:soft-page-break/>acquistano particolare rilievo le piante arboree, le piante erbacee e le piante che contengono amido, zucchero e quelle oleaginose.</text:p>
      <text:p text:style-name="P1">Le caratteristiche ideali di una biomassa per la produzione di energia sono: alti rendimenti (misurati in quantità di materia secca per ettaro di terreno coltivato), bassi consumi di energia per la sua produzione, basso costo e l'utilizzo di poche sostanze nutrienti necessarie alla sua crescita.</text:p>
      <text:p text:style-name="P1">La conversione di biomassa in differenti forme di energie, come ad esempio energia elettrica o combustibile per il trasporto, può seguire diversi percorsi, ognuno dei quali ha vantaggi e svantaggi.</text:p>
      <text:p text:style-name="P1">Attualmente, in Europa, l'attenzione maggiore è rivolta ai processi di conversione che forniscono gas combustibile per alimentare motori a combustione interna per la produzione di energia elettrica.</text:p>
      <text:p text:style-name="P1">Inoltre rivestono un ruolo importante anche i trattamenti dai quali si ottiene combustibile liquido per l'autotrazione.</text:p>
      <text:p text:style-name="P1">Esistono due tipologie di processi, ovvero i trattamenti biochimici e quelli termochimici.</text:p>
      <text:p text:style-name="P1">I trattamenti biochimici principali sono la fermentazione dalla quale si ottiene etanolo (combustibile liquido per autotrazione), la digestione anaerobica che produce biogas (utilizzato nei motori a combustione interna) e l'estrazione meccanica con conversione chimica il cui prodotto finale è il biodiesel (utilizzato come combustibile per autotrasporto).</text:p>
      <text:p text:style-name="P1">I processi di conversione termochimici più importanti sono tre: la combustione che, a differenza degli altri trattamenti, non produce un combustibile, ma è usata direttamente per fornire calore o per la produzione di energia elettrica; la gassificazione il cui prodotto finale è un gas di sintesi, il syngas (utilizzato come combustibile per motori a combustione interna); la pirolisi, dalla quale si ottiene principalmente un combustibile liquido termicamente instabile, il bio-oil. Oltre a questi esistono altri due processi termochimici marginali che sono l'HTU (hydro thermal upgrading) e la liquefazione. Entrambi hanno come prodotto finale bio-oil, ma il primo è ancora in fase sperimentale, mentre il secondo non desta interesse a causa della complessità degli impianti.</text:p>
      <text:p text:style-name="P1">Per valutare l'efficienza di un processo di conversione è necessario considerare due aspetti fondamentali. Il primo è il rendimento di energia netta, definito come la differenza tra l'energia lorda prodotta dalla biomassa e l'energia derivante da combustibili fossili utilizzata durante il processo di produzione della biomassa. Il secondo criterio è la valutazione dell'impatto ambientale di una specifica biomassa insieme al costo della biomassa per GJ di energia prodotta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1T15:09:39.70</meta:creation-date>
    <dc:date>2013-11-27T16:49:26.28</dc:date>
    <meta:editing-duration>PT00H15M58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2" meta:paragraph-count="20" meta:word-count="771" meta:character-count="5307"/>
  </office:meta>
</office:document-meta>
</file>